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T1" style:family="text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eas Landgrebe</text:p>
      <text:p text:style-name="Standard"/>
      <text:p text:style-name="Standard">9/5/2012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//*****************************************************************************</text:span></text:p>
      <text:p text:style-name="P1">//Andreas Landgrebe cs 111 fall semester 2012 <text:s text:c="7"/>Author: Andreas Landgrebe</text:p>
      <text:p text:style-name="P1">//</text:p>
      <text:p text:style-name="P1">//idea origninally by Lewis/ Loftus</text:p>
      <text:p text:style-name="P1">//*****************************************************************************</text:p>
      <text:p text:style-name="P1"/>
      <text:p text:style-name="P1">public class Allegheny</text:p>
      <text:p text:style-name="P1">{</text:p>
      <text:p text:style-name="P1"><text:s text:c="4"/>//-----------------------------------------</text:p>
      <text:p text:style-name="P1"><text:s text:c="4"/>//This is what it will print</text:p>
      <text:p text:style-name="P1"><text:s text:c="4"/>//-----------------------------------------</text:p>
      <text:p text:style-name="P1"><text:s text:c="4"/>public static void main (String[] args)</text:p>
      <text:p text:style-name="P1"><text:s text:c="4"/>{</text:p>
      <text:p text:style-name="P1"><text:tab/>System.out.println ("We are Allegheny!");</text:p>
      <text:p text:style-name="P1"><text:tab/></text:p>
      <text:p text:style-name="P1"><text:tab/>System.out.println ("CS 111 is fun!");</text:p>
      <text:p text:style-name="P1"><text:tab/></text:p>
      <text:p text:style-name="P1"><text:s text:c="4"/>}</text:p>
      <text:p text:style-name="P1">} </text:p>
      <text:p text:style-name="P1"/>
      <text:p text:style-name="P1">Script started on Wed 05 Sep 2012 03:16:32 PM EDT<text:line-break/>#]0;landgrebea@aldenv168: ~/cs111/lab1#landgrebea@aldenv168:~/cs111/lab1$ java allegheny##[K##[K##[K##[K##[K##[K##[K##[K##[KAllegheny</text:p>
      <text:p text:style-name="P1">We are Allegheny!</text:p>
      <text:p text:style-name="P1">CS 111 is fun!</text:p>
      <text:p text:style-name="P1">#]0;landgrebea@aldenv168: ~/cs111/lab1#landgrebea@aldenv168:~/cs111/lab1$ exit</text:p>
      <text:p text:style-name="P1">exit</text:p>
      <text:p text:style-name="P1"><text:line-break/>Script done on Wed 05 Sep 2012 03:16:59 PM EDT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********************************************</text:p>
      <text:p text:style-name="P1">//Andreas Landgrebe cs 111 fall semester 2012</text:p>
      <text:p text:style-name="P1">//</text:p>
      <text:p text:style-name="P1">//Lab 1 Problem 2</text:p>
      <text:p text:style-name="P1">//********************************************</text:p>
      <text:p text:style-name="P1"/>
      <text:p text:style-name="P1">public class AlleghenyProblem2</text:p>
      <text:p text:style-name="P1">{</text:p>
      <text:p text:style-name="P1"><text:s text:c="4"/>//---------------------------------------------------------</text:p>
      <text:p text:style-name="P1"><text:s text:c="4"/>//This is the sum of the first 200 odd positive intergers</text:p>
      <text:p text:style-name="P1"><text:s text:c="4"/>//---------------------------------------------------------</text:p>
      <text:p text:style-name="P1"><text:s text:c="4"/>public static void main (String[] args)</text:p>
      <text:p text:style-name="P1"><text:s text:c="4"/>{</text:p>
      <text:p text:style-name="P1"><text:tab/>int sum=0;// accumlator for the sum</text:p>
      <text:p text:style-name="P1"><text:tab/>int i=1;// numbers to add added (starts at 1)</text:p>
      <text:p text:style-name="P1"><text:tab/>while (i&lt;401)</text:p>
      <text:p text:style-name="P1"><text:tab/> <text:s text:c="3"/>{</text:p>
      <text:p text:style-name="P1"><text:tab/><text:tab/>sum=sum+i;</text:p>
      <text:p text:style-name="P1"><text:tab/><text:tab/>i=i+2;}</text:p>
      <text:p text:style-name="P1"><text:tab/>System.out.println ("This is the sum of the fist 200 odd postivie intergers "+sum );</text:p>
      <text:p text:style-name="P1"><text:s text:c="4"/>}</text:p>
      <text:p text:style-name="P1">}Script started on Wed 05 Sep 2012 03:54:21 PM EDT<text:line-break/>#]0;landgrebea@aldenv168: ~/cs111/lab1#landgrebea@aldenv168:~/cs111/lab1$ java P##[KAlleghenyProblem2.##[K</text:p>
      <text:p text:style-name="P1">This is the sum of the fist 200 odd postivie intergers 40000</text:p>
      <text:p text:style-name="P1">#]0;landgrebea@aldenv168: ~/cs111/lab1#landgrebea@aldenv168:~/cs111/lab1$ exit</text:p>
      <text:p text:style-name="P1">exit</text:p>
      <text:p text:style-name="P1"><text:line-break/>Script done on Wed 05 Sep 2012 03:54:44 PM EDT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2-09-05T15:18:28</meta:creation-date>
    <dc:date>2012-09-05T16:00:02</dc:date>
    <dc:creator>Andreas Landgrebe</dc:creator>
    <meta:editing-duration>PT26M24S</meta:editing-duration>
    <meta:editing-cycles>1</meta:editing-cycles>
    <meta:document-statistic meta:table-count="0" meta:image-count="0" meta:object-count="0" meta:page-count="2" meta:paragraph-count="51" meta:word-count="199" meta:character-count="1911" meta:non-whitespace-character-count="1684"/>
    <meta:generator>LibreOffice/3.5$Linux_X86_64 LibreOffice_project/350m1$Build-2</meta:generator>
  </office:meta>
</office:document-meta>
</file>